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Clone Fragments by LOC" draw:style-name="gr1" svg:width="13.3047in" svg:height="4.1488in" svg:x="2.0169in" svg:y="0in">
            <draw:object draw:notify-on-update-of-ranges="Sheet1.B1:Sheet1.B1 Sheet1.B2:Sheet1.B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LOC</text:p>
          </table:table-cell>
          <table:table-cell table:style-name="ce1" office:value-type="string">
            <text:p>Fragment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8">
            <text:p>2608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65">
            <text:p>1465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7">
            <text:p>1057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3">
            <text:p>803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1">
            <text:p>811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8">
            <text:p>628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2">
            <text:p>982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58">
            <text:p>2358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2">
            <text:p>692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91">
            <text:p>1991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2">
            <text:p>282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9">
            <text:p>249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8">
            <text:p>1198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6T14:31:32</dc:date>
    <dc:creator>DIego Furtado</dc:creator>
    <meta:generator>LibreOffice/3.6$Linux_X86_64 LibreOffice_project/360m1$Build-2</meta:generator>
    <meta:editing-duration>PT2M26S</meta:editing-duration>
    <meta:editing-cycles>3</meta:editing-cycles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795cm" svg:height="10.539cm" xlink:href=".." xlink:type="simple" chart:class="chart:bar" chart:style-name="ch1">
        <chart:title svg:x="14.274cm" svg:y="0.346cm" chart:style-name="ch2">
          <text:p>Clone Fragments By LOC</text:p>
        </chart:title>
        <chart:plot-area chart:style-name="ch3" table:cell-range-address="Sheet1.B1:Sheet1.B53" chart:data-source-has-labels="row" svg:x="1.125cm" svg:y="1.545cm" svg:width="31.32cm" svg:height="8.3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27cm" svg:y="1.545cm" svg:width="29.307cm" svg:height="7.7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53" chart:label-cell-address="Sheet1.B1:Sheet1.B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gme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